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9264in" fo:margin-left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2.24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efa682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30be127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348e502" officeooo:paragraph-rsid="0348e502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0d367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11d8f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1760e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page-number="auto" style:writing-mode="lr-tb"/>
      <style:text-properties style:font-name="Times New Roman" fo:font-size="12pt" fo:language="uk" fo:country="UA" fo:font-weight="normal" officeooo:paragraph-rsid="033e331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writing-mode="lr-tb"/>
      <style:text-properties style:font-name="Times New Roman" fo:font-size="12pt" fo:language="uk" fo:country="UA" fo:font-weight="normal" officeooo:paragraph-rsid="033ffb1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30ab365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officeooo:paragraph-rsid="02f969cc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officeooo:paragraph-rsid="030ab365" fo:hyphenate="true" fo:hyphenation-remain-char-count="2" fo:hyphenation-push-char-count="2" loext:hyphenation-no-caps="false"/>
    </style:style>
    <style:style style:name="P3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31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32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2fcf0" fo:hyphenate="true" fo:hyphenation-remain-char-count="2" fo:hyphenation-push-char-count="2" loext:hyphenation-no-caps="false"/>
    </style:style>
    <style:style style:name="P33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2fcf0" fo:hyphenate="true" fo:hyphenation-remain-char-count="2" fo:hyphenation-push-char-count="2" loext:hyphenation-no-caps="false"/>
    </style:style>
    <style:style style:name="P34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969cc" fo:hyphenate="true" fo:hyphenation-remain-char-count="2" fo:hyphenation-push-char-count="2" loext:hyphenation-no-caps="false"/>
    </style:style>
    <style:style style:name="P35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5b5f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6038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e35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e8ee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5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82ec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5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336a4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6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afec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6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1e972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4c71f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7679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877a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a35e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d5cc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e284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ef37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fb02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0ce5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112b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26cb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465d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6ccb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8caa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8e85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ad20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aeb5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c272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dd10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0b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27f2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464d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83c8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b089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cac25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d447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eae8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08c4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1a22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6396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9922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cd7b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cf93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e0bf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7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7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34c71f9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7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34c71f9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2eba8df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15" style:family="text">
      <style:text-properties officeooo:rsid="0339ec91"/>
    </style:style>
    <style:style style:name="T16" style:family="text">
      <style:text-properties officeooo:rsid="034af2fe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58in" draw:visible-area-height="1.9858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3</text:span></text:p>
      <text:p text:style-name="P16"><text:span text:style-name="T8"><text:line-break/></text:span><text:span text:style-name="T4">з дисципліни «Організація комп’ютерних мереж</text:span><text:span text:style-name="T11">»</text:span></text:p>
      <text:p text:style-name="P27"/>
      <text:p text:style-name="P17"><text:span text:style-name="T5">на тему: </text:span><text:span text:style-name="T7">«Базові топології. Компоненти комп'ютерної мережі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Базові топології. Компоненти комп'ютерної мережі.</text:span></text:p>
      <text:p text:style-name="P15"><text:span text:style-name="T10">Мета. </text:span><text:span text:style-name="T13">Навчитися:</text:span></text:p>
      <text:list xml:id="list1711016906" text:style-name="L1">
        <text:list-item>
          <text:p text:style-name="P31">ідентифікувати три базові топології та їх комбінації,</text:p>
        </text:list-item>
        <text:list-item>
          <text:p text:style-name="P31">описувати переваги та недоліки кожної топології,</text:p>
        </text:list-item>
        <text:list-item>
          <text:p text:style-name="P31">робити вибір топології, що відповідає реалізації конкретної задачі,</text:p>
        </text:list-item>
        <text:list-item>
          <text:p text:style-name="P31">визначати оптимальні для конкретного мережного середовища тип кабелю та апаратури підключення.</text:p>
        </text:list-item>
      </text:list>
      <text:p text:style-name="P11">Порядок виконання роботи.</text:p>
      <text:list xml:id="list3816250931" text:style-name="L2">
        <text:list-item>
          <text:p text:style-name="P32">Ознайомитись з описом та ілюстрацією роботи базових топологій, областями використання кожної топології, аспектами, на які необхідно звернути увагу при плануванні мережі (Lab_top).</text:p>
        </text:list-item>
        <text:list-item>
          <text:p text:style-name="P32">Ознайомитись з описом та ілюстрацією підключення мережних компонентів (Lab_comp). Необхідно засвоїти:</text:p>
        </text:list-item>
      </text:list>
      <text:list xml:id="list909796362" text:style-name="L3">
        <text:list-item>
          <text:list>
            <text:list-item>
              <text:p text:style-name="P33">основні концепції побудови кабельної системи в локальній обчислювальній мережі;</text:p>
            </text:list-item>
            <text:list-item>
              <text:p text:style-name="P33">основні типи кабелів, їх конструкції, характеристики і способи функціонування;</text:p>
            </text:list-item>
            <text:list-item>
              <text:p text:style-name="P34">засвоїти терміни:</text:p>
              <text:list>
                <text:list-item>
                  <text:p text:style-name="P34">“екранування”,</text:p>
                </text:list-item>
                <text:list-item>
                  <text:p text:style-name="P34">“перехресні перешкоди”,</text:p>
                </text:list-item>
                <text:list-item>
                  <text:p text:style-name="P34">“загасання”,</text:p>
                </text:list-item>
                <text:list-item>
                  <text:p text:style-name="P34">“пленум”,</text:p>
                </text:list-item>
                <text:list-item>
                  <text:p text:style-name="P34">”термінатор”;</text:p>
                </text:list-item>
              </text:list>
            </text:list-item>
          </text:list>
        </text:list-item>
      </text:list>
      <text:p text:style-name="P29"><text:span text:style-name="T14">Короткий</text:span><text:bookmark text:name="page3R_mcid74"/><text:bookmark text:name="page3R_mcid75"/><text:span text:style-name="T14"> опис базових топологій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Line93998209274256">
          <table:table-cell table:style-name="Table1.A1" office:value-type="string">
            <text:p text:style-name="P18">Топологія</text:p>
          </table:table-cell>
          <table:table-cell table:style-name="Table1.A1" office:value-type="string">
            <text:p text:style-name="P19">Визначення</text:p>
          </table:table-cell>
          <table:table-cell table:style-name="Table1.A1" office:value-type="string">
            <text:p text:style-name="P18">Переваги</text:p>
          </table:table-cell>
          <table:table-cell table:style-name="Table1.D1" office:value-type="string">
            <text:p text:style-name="P18">Недоліки</text:p>
          </table:table-cell>
        </table:table-row>
        <table:table-row table:style-name="TableLine93998192925232">
          <table:table-cell table:style-name="Table1.A2" office:value-type="string">
            <text:p text:style-name="P20">Шина<text:span text:style-name="T16">(bus)</text:span></text:p>
          </table:table-cell>
          <table:table-cell table:style-name="Table1.A2" office:value-type="string">
            <text:p text:style-name="P23"><text:span text:style-name="T15">К</text:span>омп'ютери підключені уздовж одного кабелю.</text:p>
          </table:table-cell>
          <table:table-cell table:style-name="Table1.A2" office:value-type="string">
            <text:list xml:id="list3270727600" text:style-name="L4">
              <text:list-item>
                <text:p text:style-name="P35">Економна витрата кабелю.</text:p>
              </text:list-item>
              <text:list-item>
                <text:p text:style-name="P35">Порівняно недорога і нескладна у використанні мережа, середовище передачі.</text:p>
              </text:list-item>
              <text:list-item>
                <text:p text:style-name="P36">Простота, надійність.</text:p>
              </text:list-item>
              <text:list-item>
                <text:p text:style-name="P36">Легко розширюється</text:p>
              </text:list-item>
            </text:list>
          </table:table-cell>
          <table:table-cell table:style-name="Table1.D2" office:value-type="string">
            <text:list xml:id="list190800873685694" text:continue-numbering="true" text:style-name="L4">
              <text:list-item>
                <text:p text:style-name="P37">При значних об'ємах трафіку зменшується пропускна спроможність.</text:p>
              </text:list-item>
              <text:list-item>
                <text:p text:style-name="P38">Важко локалізувати проблеми.</text:p>
              </text:list-item>
              <text:list-item>
                <text:p text:style-name="P38">Вихід з ладу кабелю зупиняє роботу багатьох користувачів</text:p>
              </text:list-item>
            </text:list>
          </table:table-cell>
        </table:table-row>
        <table:table-row table:style-name="TableLine93998331663088">
          <table:table-cell table:style-name="Table1.A2" office:value-type="string">
            <text:p text:style-name="P21">Кільце<text:span text:style-name="T16">(ring)</text:span></text:p>
          </table:table-cell>
          <table:table-cell table:style-name="Table1.A2" office:value-type="string">
            <text:p text:style-name="P24">Кабель, до якого підключені комп'ютери, замкнутий у кільце.</text:p>
          </table:table-cell>
          <table:table-cell table:style-name="Table1.A2" office:value-type="string">
            <text:list xml:id="list2083094595" text:style-name="L5">
              <text:list-item>
                <text:p text:style-name="P39">Всі комп'ютери мають рівний доступ.</text:p>
              </text:list-item>
              <text:list-item>
                <text:p text:style-name="P39">Кількість користувачів не має значного впливу на продуктивність.</text:p>
              </text:list-item>
            </text:list>
          </table:table-cell>
          <table:table-cell table:style-name="Table1.D2" office:value-type="string">
            <text:list xml:id="list190800997704766" text:continue-numbering="true" text:style-name="L5">
              <text:list-item>
                <text:p text:style-name="P40">Вихід з ладу одного комп'ютера може вивести з ладу всю мережу.</text:p>
              </text:list-item>
              <text:list-item>
                <text:p text:style-name="P40">Важко локалізувати проблеми.</text:p>
              </text:list-item>
              <text:list-item>
                <text:p text:style-name="P40">Зміна конфігурації мережі вимагає зупинки роботи всієї мережі</text:p>
              </text:list-item>
            </text:list>
          </table:table-cell>
        </table:table-row>
        <table:table-row table:style-name="TableLine93998192308928">
          <table:table-cell table:style-name="Table1.A2" office:value-type="string">
            <text:p text:style-name="P22">Зірка<text:span text:style-name="T16">(Star)</text:span></text:p>
          </table:table-cell>
          <table:table-cell table:style-name="Table1.A2" office:value-type="string">
            <text:p text:style-name="P24">Комп'ютери підключені до сегментів кабелю, що виходять з однієї точки або концентратора.</text:p>
          </table:table-cell>
          <table:table-cell table:style-name="Table1.A2" office:value-type="string">
            <text:list xml:id="list1617081774" text:style-name="L6">
              <text:list-item>
                <text:p text:style-name="P41">Легко модифікувати мережу, додаючи нові комп'ютери.</text:p>
              </text:list-item>
              <text:list-item>
                <text:p text:style-name="P41">Централізований контроль і управління.</text:p>
              </text:list-item>
              <text:list-item>
                <text:p text:style-name="P41">Вихід з ладу одного комп'ютера не впливає на працездатність мережі.</text:p>
              </text:list-item>
            </text:list>
          </table:table-cell>
          <table:table-cell table:style-name="Table1.D2" office:value-type="string">
            <text:list xml:id="list190801541721655" text:continue-numbering="true" text:style-name="L6">
              <text:list-item>
                <text:p text:style-name="P42">Вихід з ладу центрального вузла виводить з ладу всю мережу</text:p>
              </text:list-item>
            </text:list>
          </table:table-cell>
        </table:table-row>
      </table:table>
      <text:p text:style-name="P26"/>
      <text:p text:style-name="P78">Короткий опис основних типів кабелів та їх характеристик</text:p>
      <table:table table:name="Table2" table:style-name="Table2">
        <table:table-column table:style-name="Table2.A" table:number-columns-repeated="5"/>
        <table:table-row table:style-name="TableLine93998278825232">
          <table:table-cell table:style-name="Table2.A1" office:value-type="string">
            <text:p text:style-name="P44">Характеристика</text:p>
          </table:table-cell>
          <table:table-cell table:style-name="Table2.A1" office:value-type="string">
            <text:p text:style-name="P45">Тонкий коаксіальний кабель</text:p>
          </table:table-cell>
          <table:table-cell table:style-name="Table2.A1" office:value-type="string">
            <text:p text:style-name="P46">Товстий коаксіальний кабель</text:p>
          </table:table-cell>
          <table:table-cell table:style-name="Table2.A1" office:value-type="string">
            <text:p text:style-name="P47">Вита пара</text:p>
          </table:table-cell>
          <table:table-cell table:style-name="Table2.E1" office:value-type="string">
            <text:p text:style-name="P48">Оптоволоконний кабель</text:p>
          </table:table-cell>
        </table:table-row>
        <table:table-row table:style-name="TableLine93998278825232"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49">10Base2</text:p>
          </table:table-cell>
          <table:table-cell table:style-name="Table2.A2" office:value-type="string">
            <text:p text:style-name="P49">10Base5</text:p>
          </table:table-cell>
          <table:table-cell table:style-name="Table2.A2" office:value-type="string">
            <text:p text:style-name="P49">10BaseT</text:p>
          </table:table-cell>
          <table:table-cell table:style-name="Table2.E2" office:value-type="string">
            <text:p text:style-name="P80"/>
          </table:table-cell>
        </table:table-row>
        <table:table-row table:style-name="TableLine93998278825232">
          <table:table-cell table:style-name="Table2.A2" office:value-type="string">
            <text:p text:style-name="P50">Вартість</text:p>
          </table:table-cell>
          <table:table-cell table:style-name="Table2.A2" office:value-type="string">
            <text:p text:style-name="P51">Дорожче витої пари</text:p>
          </table:table-cell>
          <table:table-cell table:style-name="Table2.A2" office:value-type="string">
            <text:p text:style-name="P52">Дорожче за тонкий коаксіальний кабель</text:p>
          </table:table-cell>
          <table:table-cell table:style-name="Table2.A2" office:value-type="string">
            <text:p text:style-name="P53">Найдешевший</text:p>
          </table:table-cell>
          <table:table-cell table:style-name="Table2.E2" office:value-type="string">
            <text:p text:style-name="P54">Найдорожчий</text:p>
          </table:table-cell>
        </table:table-row>
        <table:table-row table:style-name="TableLine93998278825232">
          <table:table-cell table:style-name="Table2.A2" office:value-type="string">
            <text:p text:style-name="P55">Ефективна довжина кабелю*</text:p>
          </table:table-cell>
          <table:table-cell table:style-name="Table2.A2" office:value-type="string">
            <text:p text:style-name="P56">185 м</text:p>
          </table:table-cell>
          <table:table-cell table:style-name="Table2.A2" office:value-type="string">
            <text:p text:style-name="P57">500 м</text:p>
          </table:table-cell>
          <table:table-cell table:style-name="Table2.A2" office:value-type="string">
            <text:p text:style-name="P58">100 м</text:p>
          </table:table-cell>
          <table:table-cell table:style-name="Table2.E2" office:value-type="string">
            <text:p text:style-name="P59">2 км</text:p>
          </table:table-cell>
        </table:table-row>
        <table:table-row table:style-name="TableLine93998278825232">
          <table:table-cell table:style-name="Table2.A2" office:value-type="string">
            <text:p text:style-name="P60">Швидкість передачі**</text:p>
          </table:table-cell>
          <table:table-cell table:style-name="Table2.A2" office:value-type="string">
            <text:p text:style-name="P63">10 Мбіт/с</text:p>
          </table:table-cell>
          <table:table-cell table:style-name="Table2.A2" office:value-type="string">
            <text:p text:style-name="P63">10 Мбіт/с</text:p>
          </table:table-cell>
          <table:table-cell table:style-name="Table2.A2" office:value-type="string">
            <text:p text:style-name="P62">4-100 Мбіт/с</text:p>
          </table:table-cell>
          <table:table-cell table:style-name="Table2.E2" office:value-type="string">
            <text:p text:style-name="P61">100 Мбіт/с і вище</text:p>
          </table:table-cell>
        </table:table-row>
        <table:table-row table:style-name="TableLine93998278825232">
          <table:table-cell table:style-name="Table2.A2" office:value-type="string">
            <text:p text:style-name="P64">Гнучкість</text:p>
          </table:table-cell>
          <table:table-cell table:style-name="Table2.A2" office:value-type="string">
            <text:p text:style-name="P65">Досить гнучкий</text:p>
          </table:table-cell>
          <table:table-cell table:style-name="Table2.A2" office:value-type="string">
            <text:p text:style-name="P65">Менш гнучкий</text:p>
          </table:table-cell>
          <table:table-cell table:style-name="Table2.A2" office:value-type="string">
            <text:p text:style-name="P65">Найгнучкіший</text:p>
          </table:table-cell>
          <table:table-cell table:style-name="Table2.E2" office:value-type="string">
            <text:p text:style-name="P65">Не гнучкий</text:p>
          </table:table-cell>
        </table:table-row>
        <table:table-row table:style-name="TableLine93998278825232">
          <table:table-cell table:style-name="Table2.A2" office:value-type="string">
            <text:p text:style-name="P66">Простота установки</text:p>
          </table:table-cell>
          <table:table-cell table:style-name="Table2.A2" office:value-type="string">
            <text:p text:style-name="P66">Простий в установці</text:p>
          </table:table-cell>
          <table:table-cell table:style-name="Table2.A2" office:value-type="string">
            <text:p text:style-name="P66">Простий в установці</text:p>
          </table:table-cell>
          <table:table-cell table:style-name="Table2.A2" office:value-type="string">
            <text:p text:style-name="P67">Дуже простий в установці; може бути встановлений при будівництві</text:p>
          </table:table-cell>
          <table:table-cell table:style-name="Table2.E2" office:value-type="string">
            <text:p text:style-name="P67">Важкий в установці</text:p>
          </table:table-cell>
        </table:table-row>
        <table:table-row table:style-name="TableLine93998278825232">
          <table:table-cell table:style-name="Table2.A2" office:value-type="string">
            <text:p text:style-name="P68">Схильність до завад</text:p>
          </table:table-cell>
          <table:table-cell table:style-name="Table2.A2" office:value-type="string">
            <text:p text:style-name="P68">Хороший захист від перешкод</text:p>
          </table:table-cell>
          <table:table-cell table:style-name="Table2.A2" office:value-type="string">
            <text:p text:style-name="P68">Хороший захист від перешкод</text:p>
          </table:table-cell>
          <table:table-cell table:style-name="Table2.A2" office:value-type="string">
            <text:p text:style-name="P69">Схильний до перешкод</text:p>
          </table:table-cell>
          <table:table-cell table:style-name="Table2.E2" office:value-type="string">
            <text:p text:style-name="P69">Не схильний до перешкод</text:p>
          </table:table-cell>
        </table:table-row>
        <table:table-row table:style-name="TableLine93998278825232">
          <table:table-cell table:style-name="Table2.A2" office:value-type="string">
            <text:p text:style-name="P70">Особливі властивості</text:p>
          </table:table-cell>
          <table:table-cell table:style-name="Table2.A2" office:value-type="string">
            <text:p text:style-name="P70">Електронні компоненти дешевше, ніж у витої пари</text:p>
          </table:table-cell>
          <table:table-cell table:style-name="Table2.A2" office:value-type="string">
            <text:p text:style-name="P70">Електронні компоненти дешевше, ніж у витої пари</text:p>
          </table:table-cell>
          <table:table-cell table:style-name="Table2.A2" office:value-type="string">
            <text:p text:style-name="P71">Той же телефонний дріт, прокладений під час будівництва</text:p>
          </table:table-cell>
          <table:table-cell table:style-name="Table2.E2" office:value-type="string">
            <text:p text:style-name="P72">Підтримує часто мову, відео і дані</text:p>
          </table:table-cell>
        </table:table-row>
        <table:table-row table:style-name="TableLine93998278825232">
          <table:table-cell table:style-name="Table2.A2" office:value-type="string">
            <text:p text:style-name="P73">Рекомендоване застосування</text:p>
          </table:table-cell>
          <table:table-cell table:style-name="Table2.A2" office:value-type="string">
            <text:p text:style-name="P73">Середні або великі мережі з високими вимогами до захисту даних</text:p>
          </table:table-cell>
          <table:table-cell table:style-name="Table2.A2" office:value-type="string">
            <text:p text:style-name="P73">Середні або великі мережі з високими вимогами до захисту даних</text:p>
          </table:table-cell>
          <table:table-cell table:style-name="Table2.A2" office:value-type="string">
            <text:p text:style-name="P74">UTP – найдешевший варіант;</text:p>
            <text:p text:style-name="P74">STP – Token Ring будь-якого розміру</text:p>
          </table:table-cell>
          <table:table-cell table:style-name="Table2.E2" office:value-type="string">
            <text:p text:style-name="P75">Мережі будь-якого розміру з високими вимогами до швидкості передачі, рівня захисту і цілісності даних</text:p>
          </table:table-cell>
        </table:table-row>
        <table:table-row table:style-name="TableLine93998278825232">
          <table:table-cell table:style-name="Table2.A2" office:value-type="string">
            <text:p text:style-name="P76">З'єднувачі</text:p>
          </table:table-cell>
          <table:table-cell table:style-name="Table2.A2" office:value-type="string">
            <text:p text:style-name="P76">BNC</text:p>
          </table:table-cell>
          <table:table-cell table:style-name="Table2.A2" office:value-type="string">
            <text:p text:style-name="P76">AUI</text:p>
          </table:table-cell>
          <table:table-cell table:style-name="Table2.A2" office:value-type="string">
            <text:p text:style-name="P76">RJ45</text:p>
          </table:table-cell>
          <table:table-cell table:style-name="Table2.E2" office:value-type="string">
            <text:p text:style-name="P65"/>
          </table:table-cell>
        </table:table-row>
      </table:table>
      <text:p text:style-name="P43">* Ефективна довжина кабелю може змінюватися залежно від кожної конкретної</text:p>
      <text:p text:style-name="P43">мережі. З поліпшенням технології вона збільшується.</text:p>
      <text:p text:style-name="P43">** Діапазон швидкостей передачі для деяких типів кабелів розширюється. Технічні</text:p>
      <text:p text:style-name="P43">досягнення у виробництві мідних дротів привели до такої швидкості передачі сигналів,</text:p>
      <text:p text:style-name="P43">яку раніше не можна було і припустити.</text:p>
      <text:p text:style-name="P79"/>
      <text:p text:style-name="P78"><text:bookmark text:name="page3R_mcid80"/><text:bookmark text:name="page3R_mcid79"/>Висновки</text:p>
      <text:p text:style-name="P25">Контрольні питання</text:p>
      <text:list xml:id="list480914407" text:style-name="L7">
        <text:list-item>
          <text:p text:style-name="P77">Призначення комп’ютерної мережі.</text:p>
        </text:list-item>
        <text:list-item>
          <text:p text:style-name="P77">Локальні і глобальні обчислювальні мережі (ЛОМ і ГОМ).</text:p>
        </text:list-item>
        <text:list-item>
          <text:p text:style-name="P77">Два основних типи мереж: однорангові мережі и мережі на основі сервера.</text:p>
        </text:list-item>
        <text:list-item>
          <text:p text:style-name="P77">Загальні компоненти, функції і характеристики всіх мереж: сервери (server), клієнти(client), середовище (media), ресурси (resources).</text:p>
        </text:list-item>
        <text:list-item>
          <text:p text:style-name="P77">Спеціалізовані сервери.</text:p>
        </text:list-item>
        <text:list-item>
          <text:p text:style-name="P77">Топології мереж і їх вплив на характеристики мережі.</text:p>
        </text:list-item>
        <text:list-item>
          <text:p text:style-name="P77">Базові топології: шина, зірка, кільце. Компоненти необхідні для створення мереж</text:p>
          <text:p text:style-name="P77">базових топологій шина і зірка.</text:p>
        </text:list-item>
        <text:list-item>
          <text:p text:style-name="P77">Концентратори (hub): активні, пасивні, гібридні.</text:p>
        </text:list-item>
        <text:list-item>
          <text:p text:style-name="P77">Три основні групи кабелів.</text:p>
        </text:list-item>
        <text:list-item>
          <text:p text:style-name="P77">Що означають специфікації: 10BaseT, 10Base2, 10Base5.</text:p>
        </text:list-item>
        <text:list-item>
          <text:p text:style-name="P77">Топологія мережі і її компоненти (ауд. 4208а).</text:p>
        </text:list-item>
      </text:list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4-27T19:08:00.349623711</dc:date>
    <meta:editing-duration>PT9H56M47S</meta:editing-duration>
    <meta:editing-cycles>821</meta:editing-cycles>
    <meta:generator>LibreOffice/7.2.6.2$Linux_X86_64 LibreOffice_project/20$Build-2</meta:generator>
    <meta:document-statistic meta:table-count="2" meta:image-count="0" meta:object-count="1" meta:page-count="4" meta:paragraph-count="131" meta:word-count="625" meta:character-count="4486" meta:non-whitespace-character-count="4025"/>
  </office:meta>
</office:document-meta>
</file>